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$B$4]^2-(4*[.$A$4]*[.$C$4])" office:value-type="float" office:value="0" calcext:value-type="float">
            <text:p>0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 table:formula="of:=IF([.$A$4]=0;&quot;równanie nie jest kwadratowe&quot;;IF([.$D$4]&lt;0;&quot;równanie nie ma rozwiązania&quot;;IF([.$D$4]=0;&quot;jeden pierwiastek rzeczywisty podwójny x1=x2&quot;;&quot;dwa różne pierwiastki rzeczywiste&quot;)))" office:value-type="string" office:string-value="jeden pierwiastek rzeczywisty podwójny x1=x2" calcext:value-type="string">
            <text:p>jeden pierwiastek rzeczywisty podwójny x1=x2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(-[.$B$4]-[.$D$4])/(2*[.$A$4]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(-[.$B$4]+[.$D$4])/(2*[.$A$4])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9-04-03T07:48:26.794809500</dc:date>
    <meta:print-date>2003-03-03T23:27:53</meta:print-date>
    <meta:editing-cycles>2</meta:editing-cycles>
    <meta:editing-duration>PT1M23S</meta:editing-duration>
    <meta:document-statistic meta:table-count="3" meta:cell-count="17" meta:object-count="1"/>
    <meta:generator>LibreOffice/6.0.7.3$Linux_X86_64 LibreOffice_project/00m0$Build-3</meta:generator>
  </office:meta>
</office:document-meta>
</file>